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keep-with-next="always" style:text-autospace="none" fo:margin-top="0.3333in" fo:margin-bottom="0.1666in" style:line-height-at-least="0.175in"/>
    </style:style>
    <style:style style:name="T18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 fo:language="en" fo:country="US"/>
    </style:style>
    <style:style style:name="T19" style:parent-style-name="Standardnípísmoodstavce" style:family="text">
      <style:text-properties style:font-name-complex="Calibri" fo:font-weight="bold" style:font-weight-asian="bold" style:font-weight-complex="bold" fo:color="#008576" fo:font-size="12pt" style:font-size-asian="12pt"/>
    </style:style>
    <style:style style:name="P20" style:parent-style-name="Normální" style:family="paragraph">
      <style:paragraph-properties style:text-autospace="none" fo:margin-top="0.1388in" fo:margin-bottom="0.1388in" style:line-height-at-least="0.175in"/>
      <style:text-properties style:font-name-complex="Calibri" style:font-size-complex="11.5pt" fo:language="en" fo:country="US"/>
    </style:style>
    <style:style style:name="P2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22" style:parent-style-name="Standardnípísmoodstavce" style:family="text">
      <style:text-properties style:font-name-complex="Calibri" style:font-size-complex="11.5pt" fo:language="en" fo:country="US"/>
    </style:style>
    <style:style style:name="T23" style:parent-style-name="Standardnípísmoodstavce" style:family="text">
      <style:text-properties style:font-name-complex="Calibri" style:font-size-complex="11.5pt"/>
    </style:style>
    <style:style style:name="P24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25" style:parent-style-name="Standardnípísmoodstavce" style:family="text">
      <style:text-properties style:font-name-complex="Calibri" style:font-size-complex="11.5pt" fo:language="en" fo:country="US"/>
    </style:style>
    <style:style style:name="T26" style:parent-style-name="Standardnípísmoodstavce" style:family="text">
      <style:text-properties style:font-name-complex="Calibri" style:font-size-complex="11.5pt" fo:language="en" fo:country="US"/>
    </style:style>
    <style:style style:name="T27" style:parent-style-name="Standardnípísmoodstavce" style:family="text">
      <style:text-properties style:font-name-complex="Calibri" style:font-size-complex="11.5pt"/>
    </style:style>
    <style:style style:name="P28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29" style:parent-style-name="Standardnípísmoodstavce" style:family="text">
      <style:text-properties style:font-name-complex="Calibri" style:font-size-complex="11.5pt" fo:language="en" fo:country="US"/>
    </style:style>
    <style:style style:name="T30" style:parent-style-name="Standardnípísmoodstavce" style:family="text">
      <style:text-properties style:font-name-complex="Calibri" style:font-size-complex="11.5pt"/>
    </style:style>
    <style:style style:name="P31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32" style:parent-style-name="Standardnípísmoodstavce" style:family="text">
      <style:text-properties style:font-name-complex="Calibri" style:font-size-complex="11.5pt" fo:language="en" fo:country="US"/>
    </style:style>
    <style:style style:name="T33" style:parent-style-name="Standardnípísmoodstavce" style:family="text">
      <style:text-properties style:font-name-complex="Calibri" style:font-size-complex="11.5pt"/>
    </style:style>
    <style:style style:name="T34" style:parent-style-name="Standardnípísmoodstavce" style:family="text">
      <style:text-properties style:font-name-complex="Calibri" style:font-size-complex="11.5pt"/>
    </style:style>
    <style:style style:name="P35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36" style:parent-style-name="Standardnípísmoodstavce" style:family="text">
      <style:text-properties style:font-name-complex="Calibri" style:font-size-complex="11.5pt" fo:language="en" fo:country="US"/>
    </style:style>
    <style:style style:name="T37" style:parent-style-name="Standardnípísmoodstavce" style:family="text">
      <style:text-properties style:font-name-complex="Calibri" style:font-size-complex="11.5pt"/>
    </style:style>
    <style:style style:name="T38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39" style:parent-style-name="Standardnípísmoodstavce" style:family="text">
      <style:text-properties style:font-name-complex="Calibri" style:font-size-complex="11.5pt"/>
    </style:style>
    <style:style style:name="P4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fo:font-weight="bold" style:font-weight-asian="bold" style:font-weight-complex="bold" style:font-size-complex="11.5pt" fo:language="en" fo:country="US"/>
    </style:style>
    <style:style style:name="P41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2" style:parent-style-name="Standardnípísmoodstavce" style:family="text">
      <style:text-properties style:font-name-complex="Calibri" style:font-size-complex="11.5pt" fo:language="en" fo:country="US"/>
    </style:style>
    <style:style style:name="T43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44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45" style:parent-style-name="Standardnípísmoodstavce" style:family="text">
      <style:text-properties style:font-name-complex="Calibri" style:font-size-complex="11.5pt"/>
    </style:style>
    <style:style style:name="P46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47" style:parent-style-name="Standardnípísmoodstavce" style:family="text">
      <style:text-properties style:font-name-complex="Calibri" style:font-size-complex="11.5pt" fo:language="en" fo:country="US"/>
    </style:style>
    <style:style style:name="T48" style:parent-style-name="Standardnípísmoodstavce" style:family="text">
      <style:text-properties style:font-name-complex="Calibri" style:font-size-complex="11.5pt" fo:language="en" fo:country="US"/>
    </style:style>
    <style:style style:name="T49" style:parent-style-name="Standardnípísmoodstavce" style:family="text">
      <style:text-properties style:font-name-complex="Calibri" style:font-size-complex="11.5pt"/>
    </style:style>
    <style:style style:name="T50" style:parent-style-name="Standardnípísmoodstavce" style:family="text">
      <style:text-properties style:font-name-complex="Calibri" style:font-size-complex="11.5pt"/>
    </style:style>
    <style:style style:name="P51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fo:font-weight="bold" style:font-weight-asian="bold" style:font-weight-complex="bold" style:font-size-complex="11.5pt" fo:language="en" fo:country="US"/>
    </style:style>
    <style:style style:name="P52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53" style:parent-style-name="Standardnípísmoodstavce" style:family="text">
      <style:text-properties style:font-name-complex="Calibri" style:font-size-complex="11.5pt" fo:language="en" fo:country="US"/>
    </style:style>
    <style:style style:name="T54" style:parent-style-name="Standardnípísmoodstavce" style:family="text">
      <style:text-properties style:font-name-complex="Calibri" fo:font-weight="bold" style:font-weight-asian="bold" style:font-weight-complex="bold" style:font-size-complex="11.5pt" fo:language="en" fo:country="US"/>
    </style:style>
    <style:style style:name="T55" style:parent-style-name="Standardnípísmoodstavce" style:family="text">
      <style:text-properties style:font-name-complex="Calibri" fo:font-weight="bold" style:font-weight-asian="bold" style:font-weight-complex="bold" style:font-size-complex="11.5pt"/>
    </style:style>
    <style:style style:name="T56" style:parent-style-name="Standardnípísmoodstavce" style:family="text">
      <style:text-properties style:font-name-complex="Calibri" style:font-size-complex="11.5pt"/>
    </style:style>
    <style:style style:name="P57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fo:font-weight="bold" style:font-weight-asian="bold" style:font-weight-complex="bold" style:font-size-complex="11.5pt" fo:language="en" fo:country="US"/>
    </style:style>
    <style:style style:name="P58" style:parent-style-name="Normální" style:family="paragraph">
      <style:paragraph-properties style:text-autospace="none" fo:text-align="justify" fo:margin-top="0.1388in" fo:margin-bottom="0.1388in" style:line-height-at-least="0.175in"/>
    </style:style>
    <style:style style:name="T59" style:parent-style-name="Standardnípísmoodstavce" style:family="text">
      <style:text-properties style:font-name-complex="Calibri" style:font-size-complex="11.5pt" fo:language="en" fo:country="US"/>
    </style:style>
    <style:style style:name="T60" style:parent-style-name="Standardnípísmoodstavce" style:family="text">
      <style:text-properties style:font-name-complex="Calibri" style:font-size-complex="11.5pt"/>
    </style:style>
    <style:style style:name="P61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62" style:parent-style-name="Standardnípísmoodstavce" style:family="text">
      <style:text-properties style:font-name-complex="Calibri" style:font-size-complex="11.5pt" fo:language="en" fo:country="US"/>
    </style:style>
    <style:style style:name="T63" style:parent-style-name="Standardnípísmoodstavce" style:family="text">
      <style:text-properties style:font-name-complex="Calibri" style:font-size-complex="11.5pt"/>
    </style:style>
    <style:style style:name="P64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65" style:parent-style-name="Standardnípísmoodstavce" style:family="text">
      <style:text-properties style:font-name-complex="Calibri" style:font-size-complex="11.5pt" fo:language="en" fo:country="US"/>
    </style:style>
    <style:style style:name="T66" style:parent-style-name="Standardnípísmoodstavce" style:family="text">
      <style:text-properties style:font-name-complex="Calibri" style:font-size-complex="11.5pt"/>
    </style:style>
    <style:style style:name="P67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68" style:parent-style-name="Standardnípísmoodstavce" style:family="text">
      <style:text-properties style:font-name-complex="Calibri" style:font-size-complex="11.5pt" fo:language="en" fo:country="US"/>
    </style:style>
    <style:style style:name="T69" style:parent-style-name="Standardnípísmoodstavce" style:family="text">
      <style:text-properties style:font-name-complex="Calibri" style:font-size-complex="11.5pt"/>
    </style:style>
    <style:style style:name="P70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71" style:parent-style-name="Standardnípísmoodstavce" style:family="text">
      <style:text-properties style:font-name-complex="Calibri" style:font-size-complex="11.5pt" fo:language="en" fo:country="US"/>
    </style:style>
    <style:style style:name="T72" style:parent-style-name="Standardnípísmoodstavce" style:family="text">
      <style:text-properties style:font-name-complex="Calibri" style:font-size-complex="11.5pt"/>
    </style:style>
    <style:style style:name="P73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74" style:parent-style-name="Standardnípísmoodstavce" style:family="text">
      <style:text-properties style:font-name-complex="Calibri" style:font-size-complex="11.5pt" fo:language="en" fo:country="US"/>
    </style:style>
    <style:style style:name="T75" style:parent-style-name="Standardnípísmoodstavce" style:family="text">
      <style:text-properties style:font-name-complex="Calibri" style:font-size-complex="11.5pt"/>
    </style:style>
    <style:style style:name="P76" style:parent-style-name="Normální" style:family="paragraph">
      <style:paragraph-properties style:text-autospace="none"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</style:style>
    <style:style style:name="T77" style:parent-style-name="Standardnípísmoodstavce" style:family="text">
      <style:text-properties style:font-name-complex="Calibri" style:font-size-complex="11.5pt" fo:language="en" fo:country="US"/>
    </style:style>
    <style:style style:name="T78" style:parent-style-name="Standardnípísmoodstavce" style:family="text">
      <style:text-properties style:font-name-complex="Calibri" style:font-size-complex="11.5pt"/>
    </style:style>
    <style:style style:name="P79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80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81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82" style:parent-style-name="Normální" style:family="paragraph">
      <style:paragraph-properties style:text-autospace="none" fo:text-align="justify" fo:margin-top="0.1388in" fo:margin-bottom="0.1388in" style:line-height-at-least="0.175in"/>
      <style:text-properties style:font-name-complex="Calibri" style:font-size-complex="11.5pt" fo:language="en" fo:country="US"/>
    </style:style>
    <style:style style:name="P83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84" style:parent-style-name="Standardnípísmoodstavce" style:family="text">
      <style:text-properties style:font-name-complex="Calibri" style:font-size-complex="11.5pt" fo:language="en" fo:country="US"/>
    </style:style>
    <style:style style:name="T85" style:parent-style-name="Standardnípísmoodstavce" style:family="text">
      <style:text-properties style:font-name-complex="Calibri" style:font-size-complex="11.5pt"/>
    </style:style>
    <style:style style:name="P86" style:parent-style-name="Normální" style:family="paragraph">
      <style:paragraph-properties style:text-autospace="none" fo:text-align="center" fo:margin-left="2.1659in">
        <style:tab-stops/>
      </style:paragraph-properties>
    </style:style>
    <style:style style:name="T87" style:parent-style-name="Standardnípísmoodstavce" style:family="text">
      <style:text-properties style:font-name-complex="Calibri" style:font-size-complex="11.5pt" fo:language="en" fo:country="US"/>
    </style:style>
    <style:style style:name="T88" style:parent-style-name="Standardnípísmoodstavce" style:family="text">
      <style:text-properties style:font-name-complex="Calibri" style:font-size-complex="11.5pt"/>
    </style:style>
    <style:style style:name="P89" style:parent-style-name="Normální" style:family="paragraph">
      <style:paragraph-properties style:text-autospace="none" fo:text-align="center" fo:margin-left="2.1659in">
        <style:tab-stops/>
      </style:paragraph-properties>
      <style:text-properties style:font-name-complex="Calibri" style:font-size-complex="11.5pt" fo:language="en" fo:country="US"/>
    </style:style>
    <style:style style:name="P90" style:parent-style-name="Seznam" style:family="paragraph">
      <style:paragraph-properties fo:margin-left="0.25in" fo:text-indent="-0.25in">
        <style:tab-stops>
          <style:tab-stop style:type="left" style:position="0.1437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1/2021<text:bookmark-end text:name="Text14"/></text:p>
            <text:p text:style-name="Normální">KVOP-30022/2021<text:bookmark-end text:name="Text2"/></text:p>
            <text:p text:style-name="Normální"><text:bookmark-start text:name="Text6"/>13. 07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Vážený pan</text:p>
            <text:p text:style-name="Normální"><text:bookmark-start text:name="Text9"/>Jan Milota<text:bookmark-end text:name="Text9"/></text:p>
            <text:p text:style-name="Normální"><text:bookmark-start text:name="Text10"/>Údolní 552/31<text:bookmark-end text:name="Text10"/></text:p>
            <text:p text:style-name="Normální"><text:bookmark-start text:name="Text11"/>602 00<text:bookmark-end text:name="Text11"/><text:s/><text:bookmark-start text:name="Text12"/>Brno<text:bookmark-end text:name="Text12"/></text:p>
            <text:p text:style-name="Normální"/>
            <text:p text:style-name="Normální"/>
          </table:table-cell>
        </table:table-row>
      </table:table>
      <text:p text:style-name="P17"><text:span text:style-name="T18">Sd</text:span><text:span text:style-name="T19">ělení o poskytnutí informací</text:span></text:p>
      <text:p text:style-name="P20">Vážený pane M.,</text:p>
      <text:p text:style-name="P21"><text:span text:style-name="T22">dne 12.<text:s/></text:span><text:span text:style-name="T23">července 2021 byla do Kanceláře veřejného ochránce práv (dále též „KVOP“) doručena Vaše žádost podle zákona č. 106/1999 Sb., o svobodném přístupu k informacím, ve znění pozdějších předpisů, kterou žádáte poskytnutí těchto informací za rok 2021:</text:span></text:p>
      <text:list text:style-name="LFO3_1" text:continue-numbering="true">
        <text:list-item>
          <text:p text:style-name="P24"><text:span text:style-name="T25">Kol</text:span><text:span text:style-name="T26">ik podn</text:span><text:span text:style-name="T27">ětů s námitkou rasové či etnické diskriminace KVOP obdržela od 1. 1. 2021 do 30. 6. 2021.</text:span></text:p>
        </text:list-item>
        <text:list-item>
          <text:p text:style-name="P28"><text:span text:style-name="T29">V kolika podn</text:span><text:span text:style-name="T30">ětech z bodu 1 byla namítána diskriminace z důvodu romského původu / romské etnicity.</text:span></text:p>
        </text:list-item>
        <text:list-item>
          <text:p text:style-name="P31"><text:span text:style-name="T32">Rozd</text:span><text:span text:style-name="T33">ělení podnětů z bodu 2 podle oblastí (práce<text:s/></text:span><text:span text:style-name="T34">a zaměstnání, zboží a služby, zdravotní péče, bydlení, vzdělávání, jiné).</text:span></text:p>
        </text:list-item>
      </text:list>
      <text:p text:style-name="P35"><text:span text:style-name="T36">Ve smyslu zákona o svobodném p</text:span><text:span text:style-name="T37">řístupu k informacím, se<text:s/></text:span><text:span text:style-name="T38">poskytují tyto informace</text:span><text:span text:style-name="T39">:</text:span></text:p>
      <text:p text:style-name="P40">K bodu 1</text:p>
      <text:p text:style-name="P41"><text:span text:style-name="T42">V uvedeném období došlo do KVOP<text:s/></text:span><text:span text:style-name="T43">10 podn</text:span><text:span text:style-name="T44">ětů</text:span><text:span text:style-name="T45"><text:s/>s námitkou rasové či etnické diskriminace.</text:span></text:p>
      <text:p text:style-name="P46"><text:span text:style-name="T47">Tento<text:s/></text:span><text:span text:style-name="T48">po</text:span><text:span text:style-name="T49">čet ale nemusí být konečný, jelikož namítaný důvod se do interního spisového systému KVOP eviduje až při první reakci na podnět nebo v průběhu komunikace, jakmile je jasné, z jakého důvodu stěžovatel/ka diskriminaci namítá. Některé podněty doručené zejmé</text:span><text:span text:style-name="T50">na v červnu 2021 tak ještě nemusejí mít připsaný chráněný důvod.</text:span></text:p>
      <text:p text:style-name="P51">K bodu 2</text:p>
      <text:p text:style-name="P52"><text:span text:style-name="T53">Z bodu 1 bylo<text:s/></text:span><text:span text:style-name="T54">6 podn</text:span><text:span text:style-name="T55">ětů</text:span><text:span text:style-name="T56"><text:s/>s námitkou diskriminace z důvodu romského původu.</text:span></text:p>
      <text:p text:style-name="P57">K bodu 3</text:p>
      <text:p text:style-name="P58"><text:span text:style-name="T59">Z bodu 2 bylo rozd</text:span><text:span text:style-name="T60">ělení podnětů do jednotlivých oblastí následující:</text:span></text:p>
      <text:list text:style-name="LFO3_1" text:continue-numbering="true">
        <text:list-item>
          <text:p text:style-name="P61"><text:span text:style-name="T62">práce a zam</text:span><text:span text:style-name="T63">ěstnání – 1 podnět</text:span></text:p>
        </text:list-item>
        <text:list-item>
          <text:p text:style-name="P64"><text:span text:style-name="T65">zboží a služby – 0 podn</text:span><text:span text:style-name="T66">ětů</text:span></text:p>
        </text:list-item>
        <text:list-item>
          <text:p text:style-name="P67"><text:span text:style-name="T68">zdravotní pé</text:span><text:span text:style-name="T69">če – 0 podnětů</text:span></text:p>
        </text:list-item>
        <text:list-item>
          <text:p text:style-name="P70"><text:span text:style-name="T71">bydlení – 5 podn</text:span><text:span text:style-name="T72">ětů</text:span></text:p>
        </text:list-item>
        <text:list-item>
          <text:p text:style-name="P73"><text:span text:style-name="T74">vzd</text:span><text:span text:style-name="T75">ělávání – 0 podnětů</text:span></text:p>
        </text:list-item>
        <text:list-item>
          <text:p text:style-name="P76"><text:span text:style-name="T77">jiné – 0 podn</text:span><text:span text:style-name="T78">ětů</text:span></text:p>
        </text:list-item>
      </text:list>
      <text:p text:style-name="P79"/>
      <text:p text:style-name="P80">S pozdravem</text:p>
      <text:p text:style-name="P81"/>
      <text:p text:style-name="P82"/>
      <text:p text:style-name="P83"><text:span text:style-name="T84">JUDr. Pavel Po</text:span><text:span text:style-name="T85">řízek, Ph.D., v. r.</text:span></text:p>
      <text:p text:style-name="P86"><text:span text:style-name="T87">vedoucí Kancelá</text:span><text:span text:style-name="T88">ře veřejného ochránce práv</text:span></text:p>
      <text:p text:style-name="P89">(podepsáno elektronicky)</text:p>
      <text:p text:style-name="P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">
        <style:list-level-properties text:space-before="0.25in" text:min-label-width="0in" text:list-level-position-and-space-mode="label-alignment">
          <style:list-level-label-alignment text:label-followed-by="listtab" fo:margin-left="0in" fo:text-indent="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JFG8*</text:span></text:p>
        <text:p text:style-name="P12"><text:span text:style-name="T13">KVOPX00BJFG8</text:span>KVOPX00BJFG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7-26T10:01:00Z</meta:creation-date>
    <dc:date>2021-07-26T10:02:00Z</dc:date>
    <meta:print-date>2021-07-13T10:53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43" meta:character-count="1674" meta:row-count="11" meta:non-whitespace-character-count="1434"/>
  </office:meta>
</office:document-meta>
</file>